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85cm" fo:min-width="4.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5cm" fo:min-width="4.6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svg:stroke-opacity="100%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top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7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2.4cm" fo:margin-bottom="0.2cm" fo:line-height="2.211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cm" svg:height="2cm" svg:x="8.1cm" svg:y="2.1cm">
          <text:p text:style-name="P2"><text:span text:style-name="T1">After finding a new</text:span></text:p>
          <text:p text:style-name="P2"><text:span text:style-name="T1">Root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5cm" svg:height="2cm" svg:x="14.1cm" svg:y="2cm">
          <text:p text:style-name="P4"><text:span text:style-name="T1">After successful</text:span></text:p>
          <text:p text:style-name="P4"><text:span text:style-name="T1">build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142cm" svg:height="1.199cm" svg:x="2.058cm" svg:y="2.601cm">
          <draw:text-box>
            <text:p><text:span text:style-name="T1">OnWatchedFileChanged</text:span></text:p>
            <text:p><text:span text:style-name="T1"/></text:p>
          </draw:text-box>
        </draw:frame>
        <draw:custom-shape draw:style-name="gr4" draw:text-style-name="P3" xml:id="id2" draw:id="id2" draw:layer="layout" svg:width="4.9cm" svg:height="1.9cm" svg:x="2.1cm" svg:y="10cm">
          <text:p text:style-name="P7"><text:span text:style-name="T1">ParseFileAndSub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5cm" svg:height="2.1cm" svg:x="8.1cm" svg:y="6cm">
          <text:p text:style-name="P7"><text:span text:style-name="T1">ParseFls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1cm" svg:y1="4.1cm" svg:x2="11cm" svg:y2="6cm">
          <text:p/>
        </draw:line>
        <draw:connector draw:style-name="gr7" draw:text-style-name="P10" draw:layer="layout" svg:x1="10.6cm" svg:y1="8.1cm" svg:x2="7cm" svg:y2="10.95cm" draw:start-shape="id1" draw:start-glue-point="2" draw:end-shape="id2" draw:end-glue-point="1" svg:d="M10600 8100v2850h-3600" svg:viewBox="0 0 3601 2851">
          <text:p text:style-name="P9"><text:span text:style-name="T1">For every new file</text:span></text:p>
        </draw:connector>
        <draw:line draw:style-name="gr8" draw:text-style-name="P8" draw:layer="layout" svg:x1="4cm" svg:y1="4cm" svg:x2="4cm" svg:y2="9.9cm">
          <text:p/>
        </draw:line>
        <draw:connector draw:style-name="gr9" draw:text-style-name="P8" draw:layer="layout" svg:x1="14.1cm" svg:y1="3cm" svg:x2="13.1cm" svg:y2="7.05cm" draw:start-shape="id3" draw:start-glue-point="3" draw:end-shape="id1" draw:end-glue-point="1" svg:d="M14100 3000h-501v2000h2v2050h-501" svg:viewBox="0 0 1001 4051">
          <text:p/>
        </draw:connector>
        <draw:custom-shape draw:style-name="gr10" draw:text-style-name="P3" xml:id="id4" draw:id="id4" draw:layer="layout" svg:width="5.1cm" svg:height="2.2cm" svg:x="1.9cm" svg:y="17cm">
          <text:p text:style-name="P7"><text:span text:style-name="T1">ParseInputFiles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4cm" svg:y1="11.9cm" svg:x2="4cm" svg:y2="17.1cm">
          <text:p text:style-name="P2"><text:span text:style-name="T1">For every file</text:span></text:p>
        </draw:line>
        <draw:connector draw:style-name="gr12" draw:text-style-name="P10" draw:layer="layout" svg:x1="1.9cm" svg:y1="18.1cm" svg:x2="2.1cm" svg:y2="10.95cm" draw:start-shape="id4" draw:start-glue-point="3" draw:end-shape="id2" draw:end-glue-point="3" svg:d="M1900 18100h-501v-7150h701" svg:viewBox="0 0 702 7151">
          <text:p text:style-name="P2"><text:span text:style-name="T1">For new files</text:span></text:p>
        </draw:connector>
        <draw:connector draw:style-name="gr13" draw:text-style-name="P10" draw:layer="layout" svg:x1="8.1cm" svg:y1="3.1cm" svg:x2="7cm" svg:y2="10.95cm" draw:start-shape="id5" draw:end-shape="id2" svg:d="M8100 3100h-550v7850h-550" svg:viewBox="0 0 1101 7851">
          <text:p text:style-name="P12"><text:span text:style-name="T1">On the root file</text:span></text:p>
        </draw:connector>
        <draw:custom-shape draw:style-name="gr14" draw:text-style-name="P3" xml:id="id6" draw:id="id6" draw:layer="layout" svg:width="6cm" svg:height="2cm" svg:x="9cm" svg:y="14cm">
          <text:p text:style-name="P7"><text:span text:style-name="T1">addToFileWatcher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4.55cm" svg:y1="11.9cm" svg:x2="12cm" svg:y2="14cm" draw:start-shape="id2" draw:start-glue-point="2" draw:end-shape="id6" svg:d="M4550 11900v1050h7450v1050" svg:viewBox="0 0 7451 2101">
          <text:p text:style-name="P7"><text:span text:style-name="T1">For new files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Jerome Lelong</meta:initial-creator>
    <meta:creation-date>2021-07-03T16:17:59.702841817</meta:creation-date>
    <dc:date>2021-07-03T18:15:16.457598189</dc:date>
    <dc:creator>Jerome Lelong</dc:creator>
    <meta:editing-duration>PT4M29S</meta:editing-duration>
    <meta:editing-cycles>2</meta:editing-cycles>
    <meta:generator>LibreOffice/7.1.4.2$MacOSX_X86_64 LibreOffice_project/a529a4fab45b75fefc5b6226684193eb000654f6</meta:generator>
    <meta:document-statistic meta:object-count="16"/>
  </office:meta>
</office:document-meta>
</file>